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D8200000A1D0A585F1B.gif"/>
  <manifest:file-entry manifest:media-type="image/gif" manifest:full-path="Pictures/10000200000004CB000002AC24CFBD45.gif"/>
  <manifest:file-entry manifest:media-type="image/png" manifest:full-path="Pictures/1000000000000B03000007EC22BEB91A.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0.278in" fo:text-align="center" style:justify-single-word="false"/>
      <style:text-properties style:font-name="Arial" style:text-underline-style="solid" style:text-underline-width="auto" style:text-underline-color="font-color" fo:font-weight="bold" style:font-weight-asian="bold" style:font-name-complex="Arial"/>
    </style:style>
    <style:style style:name="P2" style:family="paragraph" style:parent-style-name="Standard">
      <style:paragraph-properties fo:line-height="0.278in" fo:text-align="center" style:justify-single-word="false"/>
      <style:text-properties style:font-name="FreeSans" style:text-underline-style="solid" style:text-underline-width="auto" style:text-underline-color="font-color" fo:font-weight="bold" style:font-weight-asian="bold" style:font-name-complex="Arial"/>
    </style:style>
    <style:style style:name="P3" style:family="paragraph" style:parent-style-name="Standard">
      <style:paragraph-properties fo:line-height="0.278in" fo:text-align="center" style:justify-single-word="false"/>
      <style:text-properties style:font-name="FreeSans" fo:font-size="14pt" fo:font-weight="bold" style:font-size-asian="14pt" style:font-weight-asian="bold" style:font-name-complex="Arial" style:font-size-complex="14pt"/>
    </style:style>
    <style:style style:name="P4" style:family="paragraph" style:parent-style-name="Standard">
      <style:paragraph-properties fo:line-height="0.278in" fo:text-align="justify" style:justify-single-word="false"/>
      <style:text-properties style:font-name="FreeSans" style:font-name-complex="Arial"/>
    </style:style>
    <style:style style:name="P5" style:family="paragraph" style:parent-style-name="Standard">
      <style:paragraph-properties fo:line-height="0.278in" fo:text-align="justify" style:justify-single-word="false"/>
      <style:text-properties style:font-name="FreeSans" officeooo:paragraph-rsid="0003a344" style:font-name-complex="Arial"/>
    </style:style>
    <style:style style:name="P6" style:family="paragraph" style:parent-style-name="Standard">
      <style:paragraph-properties fo:line-height="0.278in" fo:text-align="justify" style:justify-single-word="false"/>
      <style:text-properties style:font-name="FreeSans" officeooo:rsid="0003a344" officeooo:paragraph-rsid="0003a344" style:font-name-complex="Arial"/>
    </style:style>
    <style:style style:name="P7" style:family="paragraph" style:parent-style-name="Standard" style:master-page-name="Standard">
      <style:paragraph-properties fo:line-height="0.278in" fo:text-align="center" style:justify-single-word="false" style:page-number="auto"/>
      <style:text-properties style:font-name="Arial" style:text-underline-style="solid" style:text-underline-width="auto" style:text-underline-color="font-color" fo:font-weight="bold" style:font-weight-asian="bold" style:font-name-complex="Arial"/>
    </style:style>
    <style:style style:name="P8" style:family="paragraph" style:parent-style-name="Standard">
      <style:paragraph-properties fo:line-height="0.278in" fo:text-align="justify" style:justify-single-word="false"/>
      <style:text-properties style:font-name="FreeSans" style:font-name-complex="Arial"/>
    </style:style>
    <style:style style:name="P9" style:family="paragraph" style:parent-style-name="Standard">
      <style:paragraph-properties fo:margin-left="0in" fo:margin-right="0in" fo:margin-top="0.3in" fo:margin-bottom="0in" fo:line-height="0.278in" fo:text-align="center" style:justify-single-word="false" fo:text-indent="0in" style:auto-text-indent="false" fo:padding="0in" fo:border-left="none" fo:border-right="none" fo:border-top="0.0071in solid #000000" fo:border-bottom="none" style:shadow="none"/>
      <style:text-properties style:font-name="DejaVu Sans" fo:font-size="10pt" style:font-size-asian="10pt" style:font-size-complex="10pt"/>
    </style:style>
    <style:style style:name="P10" style:family="paragraph">
      <style:paragraph-properties fo:text-align="center" style:writing-mode="lr-tb"/>
      <style:text-properties fo:font-size="24pt"/>
    </style:style>
    <style:style style:name="T1" style:family="text">
      <style:text-properties officeooo:rsid="0003a344"/>
    </style:style>
    <style:style style:name="T2" style:family="text">
      <style:text-properties officeooo:rsid="000575be"/>
    </style:style>
    <style:style style:name="T3" style:family="text">
      <style:text-properties officeooo:rsid="0005fc76"/>
    </style:style>
    <style:style style:name="T4" style:family="text">
      <style:text-properties officeooo:rsid="00060ca7"/>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043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
      <text:p text:style-name="P1"/>
      <text:p text:style-name="P2"><text:span text:style-name="T1">Consent </text:span><text:span text:style-name="T2">f</text:span><text:span text:style-name="T1">orm for the experimental</text:span> <text:span text:style-name="T1">s</text:span>tud<text:span text:style-name="T1">y</text:span></text:p>
      <text:p text:style-name="P2"/>
      <text:p text:style-name="P3">„<text:span text:style-name="T4">HandworkStation</text:span>“</text:p>
      <text:p text:style-name="P3"/>
      <text:p text:style-name="P3"/>
      <text:p text:style-name="P6">I receive information with respect to the experimental study „<text:span text:style-name="T4">HandworkStation</text:span>“, and I agree to take part in the EEG registration. Furthermore, I agree that the acquired data are stored and utilized for scientific investigation in anonymizied form. I was assured that any data which allow reference to personal data (name, date of birth, ...) are stored separately and are solely used for BCI reserach. These data will not be given to third persons.</text:p>
      <text:p text:style-name="P5"><text:span text:style-name="T2">I was informed </text:span><text:span text:style-name="T1">that participation is voluntary and can be cancelled </text:span><text:span text:style-name="T3">during the experiment </text:span><text:span text:style-name="T1">without giving any reason.</text:span></text:p>
      <text:p text:style-name="P4"/>
      <text:p text:style-name="P4"/>
      <text:p text:style-name="P4">________________________</text:p>
      <text:p text:style-name="P4">Name <text:span text:style-name="T2">of participant</text:span></text:p>
      <text:p text:style-name="P4"/>
      <text:p text:style-name="P4"/>
      <text:p text:style-name="P4">________________________<text:tab/><text:tab/><text:tab/><text:tab/>________________________</text:p>
      <text:p text:style-name="P4"><text:span text:style-name="T2">Place, date</text:span><text:tab/><text:tab/><text:tab/><text:tab/><text:tab/><text:tab/><text:tab/><text:span text:style-name="T2">Signature of participant</text:span></text:p>
      <text:p text:style-name="P4"/>
      <text:p text:style-name="P4"/>
      <text:p text:style-name="P4"/>
      <text:p text:style-name="P4"/>
      <text:p text:style-name="P4"/>
      <text:p text:style-name="P4"/>
      <text:p text:style-name="P4"/>
      <text:p text:style-name="P4"/>
      <text:p text:style-name="P4"/>
      <text:p text:style-name="P9">Dr. Benjamin Blankertz, TU Berlin, FG Maschinelles Lernen, FR 6-9, (030)314-2868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Nimbus Roman No9 L" fo:font-size="12pt" fo:language="de" fo:country="D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line-height="150%"/>
      <style:text-properties style:font-name="Arial" style:font-size-complex="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Standard_20__28_Web_29_" style:display-name="Standard (Web)" style:family="paragraph" style:parent-style-name="Standard">
      <style:paragraph-properties fo:margin-left="0.0835in" fo:margin-right="0.0835in" fo:margin-top="0.0417in" fo:margin-bottom="0.0417in" fo:line-height="150%" fo:text-indent="0in" style:auto-text-indent="false"/>
      <style:text-properties fo:color="#000000" style:font-name="Verdana" fo:font-size="8.5pt" fo:language="en" fo:country="GB" style:font-name-asian="Arial Unicode MS" style:font-size-asian="8.5pt" style:font-size-complex="10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Sprechblasentext" style:family="paragraph" style:parent-style-name="Standard">
      <style:text-properties style:font-name="Tahoma" fo:font-size="8pt" style:font-size-asian="8pt" style:font-name-complex="Tahoma" style:font-size-complex="8pt"/>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Times New Roman" fo:font-size="16pt" fo:font-style="normal" fo:font-weight="bold" style:font-size-asian="16pt" style:font-style-asian="normal" style:font-weight-asian="bold" style:font-size-complex="16pt"/>
    </style:style>
    <style:style style:name="WW8Num1z1" style:family="text">
      <style:text-properties style:font-name="Times New Roman" fo:font-size="14pt" fo:font-style="normal" fo:font-weight="normal" style:font-size-asian="14pt" style:font-style-asian="normal" style:font-weight-asian="normal" style:font-size-complex="14pt"/>
    </style:style>
    <style:style style:name="Absatz-Standardschriftart"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text:start-value="2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text:start-value="2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writing-mode="lr-tb"/>
      <style:text-properties fo:font-size="24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Mgr1" style:family="graphic">
      <style:graphic-properties draw:stroke="solid" svg:stroke-width="0.0043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73in" fo:page-height="11.6925in" style:num-format="1" style:print-orientation="portrait" fo:margin-top="0.4917in" fo:margin-bottom="0.7874in" fo:margin-left="0.9839in" fo:margin-right="0.9839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page-layout>
    <style:page-layout style:name="Mpm2">
      <style:page-layout-properties fo:page-width="8.2673in" fo:page-height="11.6925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draw:frame draw:style-name="Mfr1" draw:name="graphics3" text:anchor-type="paragraph" svg:x="2.7398in" svg:y="0in" svg:width="1.4402in" svg:height="1.0799in" draw:z-index="3"><draw:image xlink:href="Pictures/1000000000000D8200000A1D0A585F1B.gif" xlink:type="simple" xlink:show="embed" xlink:actuate="onLoad"/></draw:frame><draw:frame draw:style-name="Mfr1" draw:name="graphics2" text:anchor-type="paragraph" svg:x="0in" svg:y="0in" svg:width="1.9201in" svg:height="1.0701in" draw:z-index="2"><draw:image xlink:href="Pictures/10000200000004CB000002AC24CFBD45.gif" xlink:type="simple" xlink:show="embed" xlink:actuate="onLoad"/></draw:frame><draw:frame draw:style-name="Mfr1" draw:name="graphics1" text:anchor-type="paragraph" svg:x="4.878in" svg:y="0.0146in" svg:width="1.4272in" svg:height="1.0272in" draw:z-index="4"><draw:image xlink:href="Pictures/1000000000000B03000007EC22BEB91A.png" xlink:type="simple" xlink:show="embed" xlink:actuate="onLoad"/></draw:frame><draw:line text:anchor-type="char" draw:z-index="1" draw:style-name="Mgr1" draw:text-style-name="MP1" svg:x1="4.2339in" svg:y1="0.6091in" svg:x2="4.2339in" svg:y2="1.4756in"><text:p/></draw:line><draw:frame draw:style-name="Mfr2" draw:name="Frame1" text:anchor-type="char" svg:x="0.1252in" svg:y="0.0528in" svg:width="3in" svg:height="1in" draw:z-index="0"><draw:text-box><text:p text:style-name="Standard"/></draw:text-box></draw:frame><text:tab/><text:tab/></text:p>
        <text:p text:style-name="Header"/>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tudie zu Prädiktoren der BCI-Kommunikation</dc:title>
    <meta:initial-creator>embraun</meta:initial-creator>
    <meta:creation-date>2008-03-07T16:41:00</meta:creation-date>
    <dc:creator>Benjamin Blankertz</dc:creator>
    <dc:date>2011-07-22T13:19:05</dc:date>
    <meta:print-date>2008-03-07T13:56:00</meta:print-date>
    <meta:editing-cycles>14</meta:editing-cycles>
    <meta:generator>OpenOffice.org/3.2$Linux OpenOffice.org_project/320m19$Build-9505</meta:generator>
    <meta:editing-duration>PT00H24M39S</meta:editing-duration>
    <meta:document-statistic meta:table-count="0" meta:image-count="3" meta:object-count="0" meta:page-count="1" meta:paragraph-count="10" meta:word-count="122" meta:character-count="840"/>
    <meta:user-defined meta:name="Info 1"/>
    <meta:user-defined meta:name="Info 2"/>
    <meta:user-defined meta:name="Info 3"/>
    <meta:user-defined meta:name="Info 4"/>
  </office:meta>
</office:document-meta>
</file>